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26ec97d-966a-4297-9e64-ab849ce5380a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2d5cbc9f-f6c3-4dce-9f3e-ac3238eb990d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b9f7218-b38d-4e89-9a34-97418811f2fd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3f5f06f8-077f-4487-9f2f-01e736f2bdf0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5f3e0b1-4ced-4afd-92ab-9c539789458a">
              <text:p text:style-name="P6"><text:span text:style-name="T17">Sprachen: </text:span>Deutsch, Französisch, Englisch, Russisch</text:p>
            </text:section>
            <text:section text:style-name="Sect2" text:name="09eae2ec-5154-4e77-abe5-7c6f288b6e94">
              <text:p text:style-name="P6"><text:span text:style-name="T17">EDV: </text:span>Word, Excel, Photoshop, Linux, Outlook</text:p>
            </text:section>
            <text:section text:style-name="Sect2" text:name="42298361-4974-470d-a92b-e1807005029a">
              <text:p text:style-name="P6"><text:span text:style-name="T17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